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B" style:family="table-column">
      <style:table-column-properties style:column-width="2.833cm" style:rel-column-width="10922*"/>
    </style:style>
    <style:style style:name="Tabella1.C" style:family="table-column">
      <style:table-column-properties style:column-width="2.833cm" style:rel-column-width="10923*"/>
    </style:style>
    <style:style style:name="Tabella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cccc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46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a535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7019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c66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Ubuntu Light"/>
    </style:style>
    <style:style style:name="T2" style:family="text">
      <style:text-properties officeooo:rsid="0019ea7b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A"/>
        <table:table-row>
          <table:table-cell table:style-name="Tabella1.A1" office:value-type="string">
            <text:p text:style-name="P6">Componente<text:span text:style-name="T1"><text:placeholder text:placeholder-type="text">&lt;setLang('it_IT')&gt;</text:placeholder></text:span></text:p>
          </table:table-cell>
          <table:table-cell table:style-name="Tabella1.A1" office:value-type="string">
            <text:p text:style-name="P5">Scorta min.</text:p>
          </table:table-cell>
          <table:table-cell table:style-name="Tabella1.A1" office:value-type="string">
            <text:p text:style-name="P5">m(x) / <text:span text:style-name="T2">2 mesi</text:span></text:p>
          </table:table-cell>
          <table:table-cell table:style-name="Tabella1.D1" office:value-type="string">
            <text:p text:style-name="P5">Stato magazzino</text:p>
          </table:table-cell>
        </table:table-row>
        <table:table-row>
          <table:table-cell table:style-name="Tabella1.A2" table:number-columns-spanned="4" office:value-type="string">
            <text:p text:style-name="P2"><text:placeholder text:placeholder-type="text">&lt;for each="(status, min, mx, material) in get_data(data).values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"><text:placeholder text:placeholder-type="text">&lt;material.default_code&gt;</text:placeholder> <text:placeholder text:placeholder-type="text">&lt;material.name&gt;</text:placeholder></text:p>
          </table:table-cell>
          <table:table-cell table:style-name="Tabella1.B3" office:value-type="string">
            <text:p text:style-name="P4"><text:placeholder text:placeholder-type="text">&lt;min&gt;</text:placeholder></text:p>
          </table:table-cell>
          <table:table-cell table:style-name="Tabella1.C3" office:value-type="string">
            <text:p text:style-name="P4"><text:placeholder text:placeholder-type="text">&lt;mx&gt;</text:placeholder></text:p>
          </table:table-cell>
          <table:table-cell table:style-name="Tabella1.D3" office:value-type="string">
            <text:p text:style-name="P7"><text:placeholder text:placeholder-type="text">&lt;formatLang(status)&gt;</text:placeholder> <text:placeholder text:placeholder-type="text">&lt;material.uom_id.name&gt;</text:placeholder></text:p>
          </table:table-cell>
        </table:table-row>
        <table:table-row table:style-name="Tabella1.4">
          <table:table-cell table:style-name="Tabella1.A4" table:number-columns-spanned="4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8T10:11:57.205154152</dc:date>
    <dc:creator>thebrush </dc:creator>
    <meta:editing-duration>PT32M50S</meta:editing-duration>
    <meta:editing-cycles>13</meta:editing-cycles>
    <meta:document-statistic meta:table-count="1" meta:image-count="0" meta:object-count="0" meta:page-count="1" meta:paragraph-count="10" meta:word-count="23" meta:character-count="231" meta:non-whitespace-character-count="218"/>
  </office:meta>
</office:document-meta>
</file>